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4701in"/>
    </style:style>
    <style:style style:name="co19" style:family="table-column">
      <style:table-column-properties fo:break-before="auto" style:column-width="5.8571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4.952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756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ext-properties style:font-name="Ubuntu" fo:font-size="11pt" style:font-size-asian="11pt" style:font-size-complex="11pt"/>
    </style:style>
    <style:style style:name="ce2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2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>
      <style:table-cell-properties style:vertical-align="middle"/>
      <style:text-properties style:font-name="HP Simplified"/>
    </style:style>
    <style:style style:name="ce2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ext-properties style:font-name="HP Simplified"/>
    </style:style>
    <style:style style:name="ce22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3">
      <style:text-properties style:font-name="Ubuntu" fo:font-size="11pt" style:font-size-asian="11pt" style:font-size-complex="11pt"/>
    </style:style>
    <style:style style:name="ce22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23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234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235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236" style:family="table-cell" style:parent-style-name="Default">
      <style:text-properties style:font-name="HP Simplified" fo:font-size="11pt" style:font-size-asian="11pt" style:font-size-complex="11pt"/>
    </style:style>
    <style:style style:name="ce2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24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2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26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8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269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270" style:family="table-cell" style:parent-style-name="Default">
      <style:text-properties style:font-name="Ubuntu"/>
    </style:style>
    <style:style style:name="ce271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272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273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274" style:family="table-cell" style:parent-style-name="Default">
      <style:table-cell-properties style:vertical-align="top"/>
      <style:text-properties style:font-name="Ubuntu"/>
    </style:style>
    <style:style style:name="ce2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279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280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28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282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283" style:family="table-cell" style:parent-style-name="Default" style:data-style-name="N3">
      <style:text-properties style:font-name="Ubuntu"/>
    </style:style>
    <style:style style:name="ce28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285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9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300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95" style:family="table-cell" style:parent-style-name="Default">
      <style:table-cell-properties style:vertical-align="top"/>
      <style:text-properties style:font-name="Ubuntu" fo:font-size="11pt" fo:font-weight="bold" style:font-size-asian="11pt" style:font-weight-asian="bold" style:font-size-complex="11pt" style:font-weight-complex="bold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303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304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30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3"/>
    <style:style style:name="ce3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10"/>
        <table:table-column table:style-name="co2" table:default-cell-style-name="ce112"/>
        <table:table-column table:style-name="co3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PC Build Greatest 2022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223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223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237"/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12" office:value-type="string" calcext:value-type="string">
            <text:p>Asus GeForce RTX 4090 24 GB 384 Bit GDDR6X ROG Strix OC Edition </text:p>
          </table:table-cell>
          <table:table-cell table:style-name="ce225" office:value-type="float" office:value="33000000" calcext:value-type="float">
            <text:p>33,000,000</text:p>
          </table:table-cell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 office:value-type="string" calcext:value-type="string">
            <text:p>8K</text:p>
          </table:table-cell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0" calcext:value-type="float">
            <text:p>10</text:p>
          </table:table-cell>
          <table:table-cell table:style-name="ce206" office:value-type="string" calcext:value-type="string">
            <text:p>Mechanical Keyboard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6" office:value-type="string" calcext:value-type="string">
            <text:p>Wireless Mouse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Deskmat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Sound Card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2" calcext:value-type="float">
            <text:p>22</text:p>
          </table:table-cell>
          <table:table-cell table:style-name="ce209" office:value-type="string" calcext:value-type="string">
            <text:p>Secon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3" calcext:value-type="float">
            <text:p>23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4" calcext:value-type="float">
            <text:p>24</text:p>
          </table:table-cell>
          <table:table-cell table:style-name="ce209" office:value-type="string" calcext:value-type="string">
            <text:p>Second Nvme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90" office:value-type="string" calcext:value-type="string">
            <text:p>AMD RYZEN Threadripper 7970X 32-Core </text:p>
          </table:table-cell>
          <table:table-cell table:style-name="ce223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90" office:value-type="string" calcext:value-type="string">
            <text:p>AMD RYZEN Threadripper 7960X 32-Core </text:p>
          </table:table-cell>
          <table:table-cell table:style-name="ce223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/>
          <table:table-cell table:style-name="ce219"/>
          <table:table-cell table:style-name="ce227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220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243"/>
        <table:table-column table:style-name="co8" table:default-cell-style-name="ce212"/>
        <table:table-column table:style-name="co9" table:default-cell-style-name="ce212"/>
        <table:table-column table:style-name="co10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High End Buil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Gigabyte X670E Aorus Master</text:p>
          </table:table-cell>
          <table:table-cell table:style-name="ce261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7950X 4.5Ghz Up To 5.7Ghz Cache 64MB 170W</text:p>
          </table:table-cell>
          <table:table-cell table:style-name="ce261" office:value-type="float" office:value="9600000" calcext:value-type="float">
            <text:p>9,600,000</text:p>
          </table:table-cell>
          <table:table-cell table:number-columns-repeated="4"/>
          <table:table-cell table:style-name="ce275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32GB (2x16GB) DDR5 – 6000MHz</text:p>
          </table:table-cell>
          <table:table-cell table:style-name="ce262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7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2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ASUS ROG STRIX 1000W Gold Aura Edition</text:p>
          </table:table-cell>
          <table:table-cell table:style-name="ce263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53" office:value-type="string" calcext:value-type="string">
            <text:p>MONITOR GAMING 34 CURVED QD-OLED </text:p>
          </table:table-cell>
          <table:table-cell table:style-name="ce261" office:value-type="float" office:value="10000000" calcext:value-type="float">
            <text:p>10,000,000</text:p>
          </table:table-cell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2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Q2 QMK 65% Fully Assembled KNOB VERSION Carbon Black</text:p>
          </table:table-cell>
          <table:table-cell table:style-name="ce263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Razer DeathAdder V3 Pro – Ultra-lightweight</text:p>
          </table:table-cell>
          <table:table-cell table:style-name="ce263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55" office:value-type="string" calcext:value-type="string">
            <text:p>Razer Firefly V2 Hard Surface RGB</text:p>
          </table:table-cell>
          <table:table-cell table:style-name="ce259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264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7" office:value-type="string" calcext:value-type="string">
            <text:p>Network Card</text:p>
          </table:table-cell>
          <table:table-cell table:style-name="ce247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 office:value-type="string" calcext:value-type="string">
            <text:p>Processor</text:p>
          </table:table-cell>
          <table:table-cell table:style-name="ce249"/>
          <table:table-cell table:style-name="ce264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278"/>
        <table:table-column table:style-name="co13" table:default-cell-style-name="ce212"/>
        <table:table-column table:style-name="co14" table:default-cell-style-name="ce212"/>
        <table:table-column table:style-name="co15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Mid En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/>
          <table:table-cell table:style-name="ce261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9900X 12Core 24Thread - Up to 5.60Ghz AM5 [Box] </text:p>
          </table:table-cell>
          <table:table-cell table:style-name="ce261" office:value-type="float" office:value="7364000" calcext:value-type="float">
            <text:p>7,364,000</text:p>
          </table:table-cell>
          <table:table-cell table:number-columns-repeated="102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273"/>
          <table:table-cell table:number-columns-repeated="1018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4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Corsair RM850e 850W Full Modular</text:p>
          </table:table-cell>
          <table:table-cell table:style-name="ce263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AOC CU34G3S 34" WQHD 165Hz 1ms HDR 10 FreeSync</text:p>
          </table:table-cell>
          <table:table-cell table:style-name="ce261" office:value-type="float" office:value="6600000" calcext:value-type="float">
            <text:p>6,6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63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Logitech MX Master 3 Mouse Wireless</text:p>
          </table:table-cell>
          <table:table-cell table:style-name="ce263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Default"/>
          <table:table-cell table:number-columns-repeated="102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264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style-name="ce270"/>
          <table:table-cell table:style-name="ce283"/>
          <table:table-cell table:number-columns-repeated="102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/>
          <table:table-cell table:style-name="ce247"/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 table:number-columns-repeated="2"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49214000" calcext:value-type="float">
            <text:p>49,21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3]-[.D10]-[.D12]-[.D13]" office:value-type="float" office:value="39744000" calcext:value-type="float">
            <text:p>39,74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9"/>
          <table:table-cell table:style-name="ce264"/>
          <table:table-cell table:number-columns-repeated="1020"/>
        </table:table-row>
        <table:table-row table:style-name="ro2">
          <table:table-cell/>
          <table:table-cell table:style-name="ce279"/>
          <table:table-cell table:number-columns-repeated="1022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61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276"/>
          <table:table-cell table:number-columns-repeated="1023"/>
        </table:table-row>
        <table:table-row table:style-name="ro2">
          <table:table-cell table:style-name="ce276"/>
          <table:table-cell table:style-name="ce246" table:number-columns-repeated="2"/>
          <table:table-cell table:style-name="ce261"/>
          <table:table-cell table:number-columns-repeated="1020"/>
        </table:table-row>
        <table:table-row table:style-name="ro2" table:number-rows-repeated="5">
          <table:table-cell table:style-name="ce276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278"/>
        <table:table-column table:style-name="co13" table:default-cell-style-name="ce212"/>
        <table:table-column table:style-name="co16" table:default-cell-style-name="ce281"/>
        <table:table-column table:style-name="co17" table:default-cell-style-name="ce282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600X Box</text:p>
          </table:table-cell>
          <table:table-cell table:style-name="ce289" office:value-type="float" office:value="3830000" calcext:value-type="float">
            <text:p>3,83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GAMING GeForce RTX 4070 SUPER 12GB Twin Edge OC</text:p>
          </table:table-cell>
          <table:table-cell table:style-name="ce262" office:value-type="float" office:value="10079000" calcext:value-type="float">
            <text:p>10,079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AOC CU34G3S 34" WQHD 165Hz 1ms HDR 10 FreeSync</text:p>
          </table:table-cell>
          <table:table-cell table:style-name="ce289" office:value-type="float" office:value="6600000" calcext:value-type="float">
            <text:p>6,600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/>
          <table:table-cell table:style-name="ce244" office:value-type="string" calcext:value-type="string">
            <text:p>Haidar Testing</text:p>
          </table:table-cell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SUS DUAL GeForce RTX 4070 OC 12GB GDDR6X - OC EDITION</text:p>
          </table:table-cell>
          <table:table-cell table:style-name="ce262" office:value-type="float" office:value="10370000" calcext:value-type="float">
            <text:p>10,370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28287900" calcext:value-type="float">
            <text:p>28,287,900 </text:p>
          </table:table-cell>
          <table:table-cell/>
          <table:table-cell office:value-type="string" calcext:value-type="string">
            <text:p>29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33:.D40])-[.D39]" office:value-type="float" office:value="22175000" calcext:value-type="float">
            <text:p>22,17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50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500F Box</text:p>
          </table:table-cell>
          <table:table-cell table:style-name="ce289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XPG LANCER BLADE DDR5 32GB (2x16GB) 5600Mhz</text:p>
          </table:table-cell>
          <table:table-cell table:style-name="ce262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RTX 4060 TWIN EDGE OC 8GB GDDR6</text:p>
          </table:table-cell>
          <table:table-cell table:style-name="ce262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/>
          <table:table-cell table:style-name="ce290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number-columns-repeated="2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8" table:default-cell-style-name="ce278"/>
        <table:table-column table:style-name="co13" table:default-cell-style-name="ce212"/>
        <table:table-column table:style-name="co19" table:default-cell-style-name="ce281"/>
        <table:table-column table:style-name="co17" table:default-cell-style-name="ce282"/>
        <table:table-column table:style-name="co20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1632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float" office:value="0" calcext:value-type="float">
            <text:p>0</text:p>
          </table:table-cell>
          <table:table-cell table:style-name="ce287" office:value-type="float" office:value="2430000" calcext:value-type="float">
            <text:p>2,43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table:style-name="ce270" office:value-type="string" calcext:value-type="string">
            <text:p>Ganti Patriot Viper Steel x2</text:p>
          </table:table-cell>
          <table:table-cell table:style-name="ce95" office:value-type="string" calcext:value-type="string">
            <text:p><text:a xlink:href="https://www.tokopedia.com/youngscom/ram-kingston-ddr5-fury-beast-black-8gb-16gb-kit-32gb-kit-5200mhz-16gb-5200-singl-3ce55?extParam=ivf%3Dfalse%26keyword%3Dkingston+16gb+ddr5%26search_id%3D20250218060959590AFC58442B8027E1VV%26src%3Dsearch&amp;refined=true" xlink:type="simple">https://www.tokopedia.com/youngscom/ram-kingston-ddr5-fury-beast-black-8gb-16gb-kit-32gb-kit-5200mhz-16gb-5200-singl-3ce55?extParam=ivf%3Dfalse%26keyword%3Dkingston+16gb+ddr5%26search_id%3D20250218060959590AFC58442B8027E1VV%26src%3Dsearch&amp;refined=true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office:value-type="float" office:value="3349000" calcext:value-type="float">
            <text:p>3,349,000</text:p>
          </table:table-cell>
          <table:table-cell table:style-name="ce212" office:value-type="string" calcext:value-type="string">
            <text:p>Zotac Gaming GeForce RTX 3050 Solo 8GB GDDR6</text:p>
          </table:table-cell>
          <table:table-cell table:style-name="ce273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Legend 920 1TB</text:p>
          </table:table-cell>
          <table:table-cell office:value-type="float" office:value="920000" calcext:value-type="float">
            <text:p>920,000 </text:p>
          </table:table-cell>
          <table:table-cell table:style-name="Default" table:number-columns-repeated="2"/>
          <table:table-cell table:style-name="ce272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Default"/>
          <table:table-cell table:style-name="ce272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number-columns-repeated="2"/>
          <table:table-cell table:style-name="ce212"/>
          <table:table-cell/>
          <table:table-cell table:style-name="ce270"/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302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 office:value-type="string" calcext:value-type="string">
            <text:p>`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270"/>
          <table:table-cell table:style-name="ce212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270"/>
          <table:table-cell table:style-name="ce270" office:value-type="float" office:value="2882000" calcext:value-type="float">
            <text:p>2882000</text:p>
          </table:table-cell>
          <table:table-cell table:style-name="ce273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270"/>
          <table:table-cell table:style-name="ce270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 office:value-type="string" calcext:value-type="string">
            <text:p>https://www.tokopedia.com/ascaryacomputer-1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15"/>
          <table:table-cell table:style-name="ce244" office:value-type="string" calcext:value-type="string">
            <text:p>GIGABYTE A520M S2H AM4</text:p>
          </table:table-cell>
          <table:table-cell table:style-name="ce289" office:value-type="float" office:value="1084800" calcext:value-type="float">
            <text:p>1,084,8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44" office:value-type="string" calcext:value-type="string">
            <text:p>Ryzen 5 5600G</text:p>
          </table:table-cell>
          <table:table-cell table:style-name="ce287" office:value-type="float" office:value="1995001" calcext:value-type="float">
            <text:p>1,995,001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51" office:value-type="string" calcext:value-type="string">
            <text:p>onboard</text:p>
          </table:table-cell>
          <table:table-cell table:style-name="ce262"/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2])" office:value-type="float" office:value="16200000" calcext:value-type="float">
            <text:p>16,20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 office:value-type="string" calcext:value-type="string">
            <text:p>Kingston A2000 250Gb</text:p>
          </table:table-cell>
          <table:table-cell table:style-name="ce282" office:value-type="float" office:value="480000" calcext:value-type="float">
            <text:p>480,000 </text:p>
          </table:table-cell>
          <table:table-cell table:style-name="ce225"/>
          <table:table-cell table:style-name="ce270" table:number-columns-repeated="2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4:.D16])-[.D10]" office:value-type="float" office:value="13730000" calcext:value-type="float">
            <text:p>13,730,000 </text:p>
          </table:table-cell>
          <table:table-cell table:number-columns-repeated="2"/>
          <table:table-cell table:style-name="ce212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281" office:value-type="string" calcext:value-type="string">
            <text:p>FSP HV PRO 550W 85 Plus power supply</text:p>
          </table:table-cell>
          <table:table-cell table:style-name="ce282" office:value-type="float" office:value="695000" calcext:value-type="float">
            <text:p>695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84" office:value-type="string" calcext:value-type="string">
            <text:p>Viewsonic Vx2479 HD Pro</text:p>
          </table:table-cell>
          <table:table-cell table:style-name="ce289" office:value-type="float" office:value="1750000" calcext:value-type="float">
            <text:p>1,75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1">
          <table:table-cell/>
          <table:table-cell table:style-name="ce244"/>
          <table:table-cell table:style-name="ce250" office:value-type="string" calcext:value-type="string">
            <text:p>Best Tower PC Build Low End 2 2024</text:p>
          </table:table-cell>
          <table:table-cell table:style-name="ce287"/>
          <table:table-cell table:number-columns-repeated="2"/>
          <table:table-cell table:style-name="ce212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303" office:value-type="float" office:value="500000" calcext:value-type="float">
            <text:p>50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3"/>
          <table:table-cell table:style-name="ce270" table:number-columns-repeated="15"/>
          <table:table-cell table:style-name="ce254" office:value-type="string" calcext:value-type="string">
            <text:p>Gamen Titan Elite Switch</text:p>
          </table:table-cell>
          <table:table-cell table:style-name="ce290" office:value-type="float" office:value="227900" calcext:value-type="float">
            <text:p>227,900 </text:p>
          </table:table-cell>
          <table:table-cell table:style-name="ce259"/>
          <table:table-cell table:style-name="ce272"/>
          <table:table-cell table:style-name="ce270"/>
          <table:table-cell table:number-columns-repeated="11"/>
          <table:table-cell table:style-name="ce270" table:number-columns-repeated="26"/>
          <table:table-cell table:number-columns-repeated="1632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281" office:value-type="string" calcext:value-type="string">
            <text:p>Logitech G402 Hyperion Fury</text:p>
          </table:table-cell>
          <table:table-cell table:style-name="ce304" office:value-type="float" office:value="439000" calcext:value-type="float">
            <text:p>439,000 </text:p>
          </table:table-cell>
          <table:table-cell table:style-name="ce259"/>
          <table:table-cell table:style-name="ce272"/>
          <table:table-cell table:style-name="ce270"/>
          <table:table-cell table:number-columns-repeated="16357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-HDV/M.2</text:p>
          </table:table-cell>
          <table:table-cell table:style-name="ce287" office:value-type="float" office:value="1671000" calcext:value-type="float">
            <text:p>1,671,000 </text:p>
          </table:table-cell>
          <table:table-cell table:style-name="ce300"/>
          <table:table-cell table:style-name="ce271"/>
          <table:table-cell/>
          <table:table-cell table:style-name="ce269" table:number-columns-repeated="15"/>
          <table:table-cell table:style-name="ce270" table:number-columns-repeated="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number-columns-repeated="163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5 9600X Box</text:p>
          </table:table-cell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15"/>
          <table:table-cell table:style-name="ce299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number-columns-repeated="4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5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15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4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299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29:.D47])" office:value-type="float" office:value="12121000" calcext:value-type="float">
            <text:p>12,1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29:.D41])-[.D35]" office:value-type="float" office:value="9651000" calcext:value-type="float">
            <text:p>9,65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1">
          <table:table-cell table:style-name="ce276"/>
          <table:table-cell table:style-name="ce244"/>
          <table:table-cell table:style-name="ce250" office:value-type="string" calcext:value-type="string">
            <text:p>Best Tower PC Build Low End 3 2025</text:p>
          </table:table-cell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16378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us TUF B650M-E</text:p>
          </table:table-cell>
          <table:table-cell table:style-name="ce287" office:value-type="float" office:value="2532080" calcext:value-type="float">
            <text:p>2,532,080 </text:p>
          </table:table-cell>
          <table:table-cell/>
          <table:table-cell office:value-type="string" calcext:value-type="string">
            <text:p>gigabyte b650m ds3h, msi b650m gaming, Asrock B650M Pro RS, Asrock B650M PG Lighting</text:p>
          </table:table-cell>
          <table:table-cell table:number-columns-repeated="16378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7700 Tray</text:p>
          </table:table-cell>
          <table:table-cell table:style-name="ce287" office:value-type="float" office:value="3216000" calcext:value-type="float">
            <text:p>3,216,000 </text:p>
          </table:table-cell>
          <table:table-cell/>
          <table:table-cell office:value-type="string" calcext:value-type="string">
            <text:p>8600g, 8500g</text:p>
          </table:table-cell>
          <table:table-cell table:number-columns-repeated="16378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6" office:value-type="string" calcext:value-type="string">
            <text:p>CPU Cooler</text:p>
          </table:table-cell>
          <table:table-cell table:style-name="ce94" office:value-type="string" calcext:value-type="string">
            <text:p>ThermalRight Assassin X 120 Refined SE I ARGB</text:p>
          </table:table-cell>
          <table:table-cell table:style-name="ce287" office:value-type="float" office:value="307000" calcext:value-type="float">
            <text:p>307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6" office:value-type="string" calcext:value-type="string">
            <text:p>Thermal Paste</text:p>
          </table:table-cell>
          <table:table-cell table:style-name="ce94"/>
          <table:table-cell table:style-name="ce287"/>
          <table:table-cell table:number-columns-repeated="1638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<text:span text:style-name="T2">Team T-Force Delta DDR5 </text:span>RGB PC48000 6000MHz Dual Channel 16GB(2x8GB)</text:p>
          </table:table-cell>
          <table:table-cell table:style-name="ce262" office:value-type="float" office:value="742900" calcext:value-type="float">
            <text:p>742,9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Graphic Radeon</text:p>
          </table:table-cell>
          <table:table-cell table:style-name="ce287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850 Lite 1 TB own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MSI MAG AB650N</text:p>
          </table:table-cell>
          <table:table-cell table:style-name="ce287" office:value-type="float" office:value="808400" calcext:value-type="float">
            <text:p>808,4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Casing</text:p>
          </table:table-cell>
          <table:table-cell table:style-name="ce96" office:value-type="string" calcext:value-type="string">
            <text:p>MicroATX Tight</text:p>
          </table:table-cell>
          <table:table-cell office:value-type="float" office:value="380000" calcext:value-type="float">
            <text:p>38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UPS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9" calcext:value-type="float">
            <text:p>19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20" calcext:value-type="float">
            <text:p>20</text:p>
          </table:table-cell>
          <table:table-cell table:style-name="ce247" office:value-type="string" calcext:value-type="string">
            <text:p>Third Storage</text:p>
          </table:table-cell>
          <table:table-cell office:value-type="string" calcext:value-type="string">
            <text:p>Seagate 4TB hdd</text:p>
          </table:table-cell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21" calcext:value-type="float">
            <text:p>21</text:p>
          </table:table-cell>
          <table:table-cell table:style-name="ce247" office:value-type="string" calcext:value-type="string">
            <text:p>Earphone</text:p>
          </table:table-cell>
          <table:table-cell table:style-name="ce285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22" calcext:value-type="float">
            <text:p>22</text:p>
          </table:table-cell>
          <table:table-cell table:style-name="ce247" office:value-type="string" calcext:value-type="string">
            <text:p>Headphone</text:p>
          </table:table-cell>
          <table:table-cell table:style-name="ce285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23" calcext:value-type="float">
            <text:p>23</text:p>
          </table:table-cell>
          <table:table-cell table:style-name="ce247" office:value-type="string" calcext:value-type="string">
            <text:p>TWS</text:p>
          </table:table-cell>
          <table:table-cell table:style-name="ce285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 table:number-rows-repeated="2">
          <table:table-cell table:style-name="ce276"/>
          <table:table-cell table:style-name="ce247"/>
          <table:table-cell table:style-name="ce285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Default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4:.D74])" office:value-type="float" office:value="10556380" calcext:value-type="float">
            <text:p>10,556,38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Default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54:.D68])-[.D63]" office:value-type="float" office:value="8086380" calcext:value-type="float">
            <text:p>8,086,38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9:.D80])" office:value-type="float" office:value="22401160" calcext:value-type="float">
            <text:p>22,401,16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59:.D74])-[.D65]" office:value-type="float" office:value="3758400" calcext:value-type="float">
            <text:p>3,758,400 </text:p>
          </table:table-cell>
          <table:table-cell table:style-name="ce283"/>
          <table:table-cell table:number-columns-repeated="16379"/>
        </table:table-row>
        <table:table-row table:style-name="ro2" table:number-rows-repeated="3">
          <table:table-cell/>
          <table:table-cell table:style-name="ce270" table:number-columns-repeated="3"/>
          <table:table-cell table:style-name="ce283"/>
          <table:table-cell table:number-columns-repeated="16379"/>
        </table:table-row>
        <table:table-row table:style-name="ro1">
          <table:table-cell table:style-name="ce276"/>
          <table:table-cell table:style-name="ce244"/>
          <table:table-cell table:style-name="ce250" office:value-type="string" calcext:value-type="string">
            <text:p>Best Tower PC Build Low End 4 2025</text:p>
          </table:table-cell>
          <table:table-cell table:style-name="ce287"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style-name="ce283"/>
          <table:table-cell table:number-columns-repeated="16379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 HDV/M.2</text:p>
          </table:table-cell>
          <table:table-cell table:style-name="ce287" office:value-type="float" office:value="1883480" calcext:value-type="float">
            <text:p>1,883,480 </text:p>
          </table:table-cell>
          <table:table-cell table:style-name="ce283"/>
          <table:table-cell table:formula="of:=[.D54]-[.D91]" office:value-type="float" office:value="648600" calcext:value-type="float">
            <text:p>648600</text:p>
          </table:table-cell>
          <table:table-cell table:number-columns-repeated="16378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7700 Tray</text:p>
          </table:table-cell>
          <table:table-cell table:style-name="ce287" office:value-type="float" office:value="3216000" calcext:value-type="float">
            <text:p>3,216,00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6" office:value-type="string" calcext:value-type="string">
            <text:p>CPU Cooler</text:p>
          </table:table-cell>
          <table:table-cell table:style-name="ce94" office:value-type="string" calcext:value-type="string">
            <text:p>ThermalRight Assassin X 120 Refined SE I ARGB</text:p>
          </table:table-cell>
          <table:table-cell table:style-name="ce287" office:value-type="float" office:value="307000" calcext:value-type="float">
            <text:p>307,00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6" office:value-type="string" calcext:value-type="string">
            <text:p>Thermal Paste</text:p>
          </table:table-cell>
          <table:table-cell table:style-name="ce94"/>
          <table:table-cell table:style-name="ce287"/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<text:span text:style-name="T2">Team T-Force Delta DDR5 </text:span>RGB PC48000 6000MHz Dual Channel 16GB(2x8GB)</text:p>
          </table:table-cell>
          <table:table-cell table:style-name="ce262" office:value-type="float" office:value="742900" calcext:value-type="float">
            <text:p>742,90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Graphic Radeon</text:p>
          </table:table-cell>
          <table:table-cell table:style-name="ce287"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850 Lite 1 TB own</text:p>
          </table:table-cell>
          <table:table-cell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MSI MAG AB650N</text:p>
          </table:table-cell>
          <table:table-cell table:style-name="ce287" office:value-type="float" office:value="808400" calcext:value-type="float">
            <text:p>808,4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Casing</text:p>
          </table:table-cell>
          <table:table-cell table:style-name="ce96" office:value-type="string" calcext:value-type="string">
            <text:p>MicroATX Tight</text:p>
          </table:table-cell>
          <table:table-cell office:value-type="float" office:value="380000" calcext:value-type="float">
            <text:p>380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Flash Disk</text:p>
          </table:table-cell>
          <table:table-cell table:number-columns-repeated="16382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16382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UPS</text:p>
          </table:table-cell>
          <table:table-cell table:number-columns-repeated="16382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16382"/>
        </table:table-row>
        <table:table-row table:style-name="ro2">
          <table:table-cell table:style-name="ce276" office:value-type="float" office:value="19" calcext:value-type="float">
            <text:p>19</text:p>
          </table:table-cell>
          <table:table-cell table:style-name="ce247" office:value-type="string" calcext:value-type="string">
            <text:p>Speaker</text:p>
          </table:table-cell>
          <table:table-cell table:number-columns-repeated="16382"/>
        </table:table-row>
        <table:table-row table:style-name="ro2">
          <table:table-cell table:style-name="ce276" office:value-type="float" office:value="20" calcext:value-type="float">
            <text:p>20</text:p>
          </table:table-cell>
          <table:table-cell table:style-name="ce247" office:value-type="string" calcext:value-type="string">
            <text:p>Third Storage</text:p>
          </table:table-cell>
          <table:table-cell office:value-type="string" calcext:value-type="string">
            <text:p>Seagate 4TB hdd</text:p>
          </table:table-cell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21" calcext:value-type="float">
            <text:p>21</text:p>
          </table:table-cell>
          <table:table-cell table:style-name="ce247" office:value-type="string" calcext:value-type="string">
            <text:p>Earphone</text:p>
          </table:table-cell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22" calcext:value-type="float">
            <text:p>22</text:p>
          </table:table-cell>
          <table:table-cell table:style-name="ce247" office:value-type="string" calcext:value-type="string">
            <text:p>Headphone</text:p>
          </table:table-cell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23" calcext:value-type="float">
            <text:p>23</text:p>
          </table:table-cell>
          <table:table-cell table:style-name="ce247" office:value-type="string" calcext:value-type="string">
            <text:p>TWS</text:p>
          </table:table-cell>
          <table:table-cell table:style-name="ce285"/>
          <table:table-cell table:style-name="ce291"/>
          <table:table-cell table:number-columns-repeated="16380"/>
        </table:table-row>
        <table:table-row table:style-name="ro2" table:number-rows-repeated="2">
          <table:table-cell table:style-name="ce276"/>
          <table:table-cell table:style-name="ce247"/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Default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91:.D111])" office:value-type="float" office:value="9907780" calcext:value-type="float">
            <text:p>9,907,780 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91:.D105])-[.D100]" office:value-type="float" office:value="7437780" calcext:value-type="float">
            <text:p>7,437,780 </text:p>
          </table:table-cell>
          <table:table-cell table:number-columns-repeated="1638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1638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96:.D117])" office:value-type="float" office:value="21103960" calcext:value-type="float">
            <text:p>21,103,960 </text:p>
          </table:table-cell>
          <table:table-cell table:number-columns-repeated="1638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96:.D111])-[.D102]" office:value-type="float" office:value="3758400" calcext:value-type="float">
            <text:p>3,758,400 </text:p>
          </table:table-cell>
          <table:table-cell table:number-columns-repeated="16380"/>
        </table:table-row>
        <table:table-row table:style-name="ro2" table:number-rows-repeated="104845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uperbudget" table:style-name="ta4">
        <table:table-column table:style-name="co12" table:default-cell-style-name="ce278"/>
        <table:table-column table:style-name="co22" table:default-cell-style-name="ce212"/>
        <table:table-column table:style-name="co23" table:default-cell-style-name="ce281"/>
        <table:table-column table:style-name="co24" table:default-cell-style-name="ce282"/>
        <table:table-column table:style-name="co5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1632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uper Budget 2025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MSI B550M-A Pro</text:p>
          </table:table-cell>
          <table:table-cell table:style-name="ce289" office:value-type="float" office:value="1140000" calcext:value-type="float">
            <text:p>1,14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shopee.co.id/Motherboard-MSI-B550M-A-PRO-(AM4-AMD-B550-DDR4-USB3.2-SATA3)-i.15607053.17783953991?sp_atk=137b5487-bea7-4bdf-a381-69982a312871&amp;xptdk=137b5487-bea7-4bdf-a381-69982a312871" xlink:type="simple">https://shopee.co.id/Motherboard-MSI-B550M-A-PRO-(AM4-AMD-B550-DDR4-USB3.2-SATA3)-i.15607053.17783953991?sp_atk=137b5487-bea7-4bdf-a381-69982a312871&amp;xptdk=137b5487-bea7-4bdf-a381-69982a312871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5 5500G Box</text:p>
          </table:table-cell>
          <table:table-cell table:style-name="ce287" office:value-type="float" office:value="1642000" calcext:value-type="float">
            <text:p>1,642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KINGSTON HYPER X FURY DDR4 16GB</text:p>
          </table:table-cell>
          <table:table-cell table:style-name="ce262" office:value-type="float" office:value="315000" calcext:value-type="float">
            <text:p>315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Radeon Vega 7 </text:p>
          </table:table-cell>
          <table:table-cell table:style-name="ce287" office:value-type="float" office:value="0" calcext:value-type="float">
            <text:p>0 </text:p>
          </table:table-cell>
          <table:table-cell/>
          <table:table-cell table:style-name="ce270"/>
          <table:table-cell table:style-name="ce273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Aerocool LUX 550W PSU Powersupply 80+ BRONZE</text:p>
          </table:table-cell>
          <table:table-cell table:style-name="ce287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27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office:value-type="float" office:value="1000000" calcext:value-type="float">
            <text:p>1,000,000</text:p>
          </table:table-cell>
          <table:table-cell table:style-name="ce305" office:value-type="string" calcext:value-type="string">
            <text:p>Xiaomi Monitor A22i | Bezel Tipis FHD 75Hz </text:p>
          </table:table-cell>
          <table:table-cell table:style-name="ce212" office:value-type="string" calcext:value-type="string">
            <text:p>https://www.tokopedia.com/gatecom08/msi-pro-mp223-full-hd-monitor-led-1080p-100hz-mp223-e2-ade5e?extParam=ivf%3Dfalse%26keyword%3Dmsi+mp223%26search_id%3D202502281804020B52675175D0DD1097NR%26src%3Dsearch</text:p>
          </table:table-cell>
          <table:table-cell/>
          <table:table-cell table:style-name="ce270"/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270"/>
          <table:table-cell table:style-name="ce302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270"/>
          <table:table-cell table:style-name="ce212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270" table:number-columns-repeated="2"/>
          <table:table-cell table:style-name="ce273"/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4"/>
          <table:table-cell table:style-name="ce270" table:number-columns-repeated="2"/>
          <table:table-cell table:number-columns-repeated="51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16])" office:value-type="float" office:value="5370400" calcext:value-type="float">
            <text:p>5,370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style-name="ce246" office:value-type="string" calcext:value-type="string">
            <text:p>No Monitor, Keyboard, mouse, no VGA</text:p>
          </table:table-cell>
          <table:table-cell table:style-name="ce292" table:formula="of:=[.D18]-[.D10]-[.D12]-[.D13]" office:value-type="float" office:value="4225500" calcext:value-type="float">
            <text:p>4,225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7"/>
          <table:table-cell table:style-name="ce247"/>
          <table:table-cell table:style-name="Default" table:number-columns-repeated="2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16320"/>
        </table:table-row>
        <table:table-row table:style-name="ro2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1638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5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X99</text:p>
          </table:table-cell>
          <table:table-cell table:style-name="ce289" office:value-type="float" office:value="854000" calcext:value-type="float">
            <text:p>85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Intel 2680 v4</text:p>
          </table:table-cell>
          <table:table-cell table:style-name="ce287" office:value-type="float" office:value="312000" calcext:value-type="float">
            <text:p>312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16GB DDR4 ECC</text:p>
          </table:table-cell>
          <table:table-cell table:style-name="ce262" office:value-type="float" office:value="300000" calcext:value-type="float">
            <text:p>300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budget gpu</text:p>
          </table:table-cell>
          <table:table-cell table:style-name="ce287" office:value-type="float" office:value="250000" calcext:value-type="float">
            <text:p>25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5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Aerocool LUX 550W PSU Powersupply 80+ BRONZE</text:p>
          </table:table-cell>
          <table:table-cell table:style-name="ce287" office:value-type="float" office:value="495000" calcext:value-type="float">
            <text:p>49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6" office:value-type="string" calcext:value-type="string">
            <text:p>CPU Cooling</text:p>
          </table:table-cell>
          <table:table-cell table:style-name="ce244" office:value-type="string" calcext:value-type="string">
            <text:p>Heatsink And Fan</text:p>
          </table:table-cell>
          <table:table-cell table:style-name="ce289"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4089400" calcext:value-type="float">
            <text:p>4,089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53]-[.D39]" office:value-type="float" office:value="3144400" calcext:value-type="float">
            <text:p>3,144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50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40"/>
          <table:table-cell table:style-name="ce245" table:number-columns-repeated="2"/>
          <table:table-cell table:style-name="ce288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9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7"/>
          <table:table-cell table:number-columns-repeated="16380"/>
        </table:table-row>
        <table:table-row table:style-name="ro2">
          <table:table-cell table:style-name="ce276"/>
          <table:table-cell table:style-name="ce241"/>
          <table:table-cell table:style-name="ce293"/>
          <table:table-cell table:style-name="ce262"/>
          <table:table-cell table:number-columns-repeated="16380"/>
        </table:table-row>
        <table:table-row table:style-name="ro2">
          <table:table-cell table:style-name="ce276"/>
          <table:table-cell table:style-name="ce241"/>
          <table:table-cell table:style-name="ce251"/>
          <table:table-cell table:style-name="ce262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number-columns-repeated="3"/>
          <table:table-cell table:style-name="ce270"/>
          <table:table-cell table:number-columns-repeated="16378"/>
        </table:table-row>
        <table:table-row table:style-name="ro2">
          <table:table-cell table:style-name="ce276"/>
          <table:table-cell table:style-name="ce246"/>
          <table:table-cell table:number-columns-repeated="16382"/>
        </table:table-row>
        <table:table-row table:style-name="ro2">
          <table:table-cell table:style-name="ce276"/>
          <table:table-cell/>
          <table:table-cell table:style-name="ce284"/>
          <table:table-cell table:style-name="ce289"/>
          <table:table-cell table:number-columns-repeated="16380"/>
        </table:table-row>
        <table:table-row table:style-name="ro2">
          <table:table-cell table:style-name="ce276"/>
          <table:table-cell table:style-name="ce248"/>
          <table:table-cell table:style-name="ce212"/>
          <table:table-cell table:style-name="ce303"/>
          <table:table-cell table:number-columns-repeated="16380"/>
        </table:table-row>
        <table:table-row table:style-name="ro2">
          <table:table-cell table:style-name="ce276"/>
          <table:table-cell table:style-name="ce248"/>
          <table:table-cell table:style-name="ce254"/>
          <table:table-cell table:style-name="ce290"/>
          <table:table-cell table:style-name="ce259"/>
          <table:table-cell table:number-columns-repeated="16379"/>
        </table:table-row>
        <table:table-row table:style-name="ro2">
          <table:table-cell table:style-name="ce276"/>
          <table:table-cell table:style-name="ce248"/>
          <table:table-cell/>
          <table:table-cell table:style-name="ce304"/>
          <table:table-cell table:style-name="ce259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 table:style-name="ce270" table:number-columns-repeated="2"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 table:style-name="ce299"/>
          <table:table-cell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2"/>
          <table:table-cell table:style-name="ce283"/>
          <table:table-cell table:number-columns-repeated="16379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57"/>
          <table:table-cell table:style-name="ce292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46"/>
          <table:table-cell table:style-name="ce292"/>
          <table:table-cell table:style-name="ce283"/>
          <table:table-cell table:number-columns-repeated="16379"/>
        </table:table-row>
        <table:table-row table:style-name="ro2" table:number-rows-repeated="11">
          <table:table-cell/>
          <table:table-cell table:style-name="ce270" table:number-columns-repeated="3"/>
          <table:table-cell table:style-name="ce283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70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243"/>
        <table:table-column table:style-name="co25" table:default-cell-style-name="ce212"/>
        <table:table-column table:style-name="co26" table:default-cell-style-name="ce212"/>
        <table:table-column table:style-name="co27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Great OEM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ITX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7 5800X </text:p>
          </table:table-cell>
          <table:table-cell table:style-name="ce261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32GB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ITX 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Nvme</text:p>
          </table:table-cell>
          <table:table-cell table:style-name="ce254" office:value-type="string" calcext:value-type="string">
            <text:p>Samsung 980 pro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ITX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Slim</text:p>
          </table:table-cell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 table:number-rows-repeated="4">
          <table:table-cell table:style-name="ce241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450M-HDV</text:p>
          </table:table-cell>
          <table:table-cell table:style-name="ce261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5600G</text:p>
          </table:table-cell>
          <table:table-cell table:style-name="ce261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/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number-columns-repeated="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Intel 10100F</text:p>
          </table:table-cell>
          <table:table-cell table:style-name="ce261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10"/>
        <table:table-column table:style-name="co30" table:default-cell-style-name="ce112"/>
        <table:table-column table:style-name="co31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ITX PC Build Great OEM 2020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6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/>
          <table:table-cell table:style-name="ce23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308"/>
          <table:table-cell table:style-name="ce223"/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<text:span text:style-name="T1">Keyboard &amp; Mouse</text:span>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9" office:value-type="string" calcext:value-type="string">
            <text:p>Mouse Pad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Operating System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Secondary 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Thir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econd Nvme SSD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Third Storage SSD</text:p>
          </table:table-cell>
          <table:table-cell table:style-name="ce209"/>
          <table:table-cell table:style-name="ce26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90"/>
          <table:table-cell table:style-name="ce223"/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219"/>
          <table:table-cell table:style-name="ce309"/>
          <table:table-cell table:style-name="ce227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 office:value-type="string" calcext:value-type="string">
            <text:p>Processor</text:p>
          </table:table-cell>
          <table:table-cell table:style-name="ce219" office:value-type="string" calcext:value-type="string">
            <text:p>AMD Ryzen 7 3700X</text:p>
          </table:table-cell>
          <table:table-cell table:style-name="ce227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220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243"/>
        <table:table-column table:style-name="co13" table:default-cell-style-name="ce212"/>
        <table:table-column table:style-name="co32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tudent Animation ITX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550M Steel Legend AM4</text:p>
          </table:table-cell>
          <table:table-cell table:style-name="ce261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 3100</text:p>
          </table:table-cell>
          <table:table-cell table:style-name="ce261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MSI Geforce GTX 1650 Super AERO ITX OC 4 GB DDR6</text:p>
          </table:table-cell>
          <table:table-cell table:style-name="ce307" office:value-type="float" office:value="2400000" calcext:value-type="float">
            <text:p>2,400,000</text:p>
          </table:table-cell>
          <table:table-cell/>
          <table:table-cell table:style-name="ce273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<text:span text:style-name="T2">SILVERSTONE ST45F</text:span> 450w POWER SUPPLY </text:p>
          </table:table-cell>
          <table:table-cell table:style-name="ce261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LG 25UM58-P <text:s/>25"</text:p>
          </table:table-cell>
          <table:table-cell table:style-name="ce261" office:value-type="float" office:value="2400000" calcext:value-type="float">
            <text:p>2,4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Micro ATX Small Case</text:p>
          </table:table-cell>
          <table:table-cell table:style-name="ce263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 office:value-type="string" calcext:value-type="string">
            <text:p>Best Value Mouse Pad</text:p>
          </table:table-cell>
          <table:table-cell table:style-name="ce265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Network Card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Default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264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 office:value-type="string" calcext:value-type="string">
            <text:p>Upgrade</text:p>
          </table:table-cell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241"/>
          <table:table-cell table:style-name="ce246"/>
          <table:table-cell table:style-name="ce248" office:value-type="string" calcext:value-type="string">
            <text:p>SFX Power supply</text:p>
          </table:table-cell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ini Desk A300</text:p>
          </table:table-cell>
          <table:table-cell table:style-name="ce261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DDR4 XPG Spectrix D40 RGB 8GB (1x8GB) PC25600 3200MHz</text:p>
          </table:table-cell>
          <table:table-cell table:style-name="ce307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10"/>
        <table:table-column table:style-name="co5" table:default-cell-style-name="Default"/>
        <table:table-row table:style-name="ro7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7" table:number-rows-repeated="1048573">
          <table:table-cell table:number-columns-repeated="4"/>
        </table:table-row>
        <table:table-row table:style-name="ro7">
          <table:table-cell table:number-columns-repeated="4"/>
        </table:table-row>
      </table:table>
      <table:table table:name="Software" table:style-name="ta6">
        <table:table-column table:style-name="co35" table:default-cell-style-name="ce270"/>
        <table:table-column table:style-name="co36" table:default-cell-style-name="ce270"/>
        <table:table-column table:style-name="co5" table:number-columns-repeated="2" table:default-cell-style-name="ce270"/>
        <table:table-column table:style-name="co5" table:default-cell-style-name="ce283"/>
        <table:table-column table:style-name="co5" table:number-columns-repeated="59" table:default-cell-style-name="ce270"/>
        <table:table-row table:style-name="ro7">
          <table:table-cell/>
          <table:table-cell table:style-name="Default" table:number-columns-repeated="2"/>
          <table:table-cell table:number-columns-repeated="61"/>
        </table:table-row>
        <table:table-row table:style-name="ro7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7">
          <table:table-cell table:number-columns-repeated="64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7" table:number-rows-repeated="2">
          <table:table-cell table:number-columns-repeated="64"/>
        </table:table-row>
        <table:table-row table:style-name="ro7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12" office:value-type="string" calcext:value-type="string">
            <text:p>Wacom One Digital Drawing Tablet with Screen, 13.3” Display </text:p>
          </table:table-cell>
          <table:table-cell table:style-name="ce212" table:number-columns-repeated="2"/>
          <table:table-cell table:style-name="ce264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7" table:number-rows-repeated="2">
          <table:table-cell table:number-columns-repeated="64"/>
        </table:table-row>
        <table:table-row table:style-name="ro7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7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7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7" table:number-rows-repeated="104853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7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8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7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10"/>
        <table:table-column table:style-name="co5" table:default-cell-style-name="Default"/>
        <table:table-row table:style-name="ro7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7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7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7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7" table:number-rows-repeated="1048570">
          <table:table-cell table:number-columns-repeated="9"/>
        </table:table-row>
        <table:table-row table:style-name="ro7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9">
          <table:table-cell table:style-name="ce311" office:value-type="string" calcext:value-type="string">
            <text:p>Best Case</text:p>
          </table:table-cell>
        </table:table-row>
        <table:table-row table:style-name="ro7">
          <table:table-cell office:value-type="string" calcext:value-type="string">
            <text:p>ABKONCORE BABYLON</text:p>
          </table:table-cell>
        </table:table-row>
        <table:table-row table:style-name="ro7">
          <table:table-cell office:value-type="string" calcext:value-type="string">
            <text:p>AEROCOOL TRINITY MINI V2 BLACK – mATX</text:p>
          </table:table-cell>
        </table:table-row>
        <table:table-row table:style-name="ro7">
          <table:table-cell office:value-type="string" calcext:value-type="string">
            <text:p>be quiet! Black Pure Base 500 FX BLACK - Side Tempered Glass</text:p>
          </table:table-cell>
        </table:table-row>
        <table:table-row table:style-name="ro7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7">
          <table:table-cell table:number-columns-repeated="3"/>
        </table:table-row>
        <table:table-row table:style-name="ro7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table:number-columns-repeated="3"/>
        </table:table-row>
        <table:table-row table:style-name="ro10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7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1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7-01T09:23:56.626452868</meta:creation-date>
    <dc:date>2025-06-17T05:53:23.430481535</dc:date>
    <meta:editing-duration>P26DT5H47M13S</meta:editing-duration>
    <meta:editing-cycles>1080</meta:editing-cycles>
    <meta:generator>LibreOffice/25.2.3.2$Linux_X86_64 LibreOffice_project/bbb074479178df812d175f709636b368952c2ce3</meta:generator>
    <meta:document-statistic meta:table-count="18" meta:cell-count="1452" meta:object-count="0"/>
  </office:meta>
</office:document-meta>
</file>